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 @ 500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/>
          <table:table-cell table:style-name="Default"/>
          <table:table-cell table:style-name="ce16" office:value-type="float" office:value="3.51" calcext:value-type="float">
            <text:p>3.51</text:p>
          </table:table-cell>
          <table:table-cell table:style-name="ce16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1"/>
          <table:table-cell table:style-name="ce14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table:style-name="ce17" office:value-type="float" office:value="0.14674" calcext:value-type="float">
            <text:p>0.14674</text:p>
          </table:table-cell>
          <table:table-cell table:style-name="ce16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table:style-name="ce15" office:value-type="float" office:value="0.17494" calcext:value-type="float">
            <text:p>0.17494</text:p>
          </table:table-cell>
          <table:table-cell table:style-name="ce18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table:style-name="ce15" office:value-type="float" office:value="0.266" calcext:value-type="float">
            <text:p>0.266</text:p>
          </table:table-cell>
          <table:table-cell table:style-name="ce18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table:style-name="ce15" office:value-type="float" office:value="0.5712" calcext:value-type="float">
            <text:p>0.5712</text:p>
          </table:table-cell>
          <table:table-cell table:style-name="ce18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table:style-name="ce15" office:value-type="float" office:value="0.5202" calcext:value-type="float">
            <text:p>0.5202</text:p>
          </table:table-cell>
          <table:table-cell table:style-name="ce18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8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1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8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office:value-type="float" office:value="6.55" calcext:value-type="float">
            <text:p>6.55</text:p>
          </table:table-cell>
          <table:table-cell table:style-name="ce16"/>
          <table:table-cell table:style-name="ce19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0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table:style-name="ce15" office:value-type="float" office:value="6.46552" calcext:value-type="float">
            <text:p>6.46552</text:p>
          </table:table-cell>
          <table:table-cell table:style-name="ce18"/>
          <table:table-cell table:style-name="ce21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5" office:value-type="float" office:value="0.347" calcext:value-type="float">
            <text:p>0.347</text:p>
          </table:table-cell>
          <table:table-cell table:style-name="ce18"/>
          <table:table-cell table:style-name="ce21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table:style-name="ce15" office:value-type="float" office:value="0.09906" calcext:value-type="float">
            <text:p>0.09906</text:p>
          </table:table-cell>
          <table:table-cell table:style-name="ce18"/>
          <table:table-cell table:style-name="ce21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M9368-ND</text:p>
          </table:table-cell>
          <table:table-cell table:style-name="ce15" office:value-type="float" office:value="0.72" calcext:value-type="float">
            <text:p>0.72</text:p>
          </table:table-cell>
          <table:table-cell table:style-name="ce18"/>
          <table:table-cell table:style-name="ce21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5" office:value-type="float" office:value="0.45232" calcext:value-type="float">
            <text:p>0.45232</text:p>
          </table:table-cell>
          <table:table-cell table:style-name="ce16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6" office:value-type="float" office:value="0.535" calcext:value-type="float">
            <text:p>0.535</text:p>
          </table:table-cell>
          <table:table-cell table:style-name="ce18"/>
          <table:table-cell table:style-name="ce21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6" office:value-type="float" office:value="11.16" calcext:value-type="float">
            <text:p>11.16</text:p>
          </table:table-cell>
          <table:table-cell table:style-name="ce18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table:style-name="ce15" office:value-type="float" office:value="0.34734" calcext:value-type="float">
            <text:p>0.34734</text:p>
          </table:table-cell>
          <table:table-cell table:style-name="ce18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table:style-name="ce15" office:value-type="float" office:value="0.57076" calcext:value-type="float">
            <text:p>0.57076</text:p>
          </table:table-cell>
          <table:table-cell table:style-name="ce18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1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5" office:value-type="float" office:value="0.7" calcext:value-type="float">
            <text:p>0.7</text:p>
          </table:table-cell>
          <table:table-cell table:style-name="ce18"/>
          <table:table-cell table:style-name="ce21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table:style-name="ce15" office:value-type="float" office:value="0.13476" calcext:value-type="float">
            <text:p>0.13476</text:p>
          </table:table-cell>
          <table:table-cell table:style-name="ce18"/>
          <table:table-cell table:style-name="ce21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6]" office:value-type="string" office:string-value="587-2408-1-ND" calcext:value-type="string">
            <text:p>587-2408-1-ND</text:p>
          </table:table-cell>
          <table:table-cell table:style-name="ce17" office:value-type="float" office:value="0.315" calcext:value-type="float">
            <text:p>0.315</text:p>
          </table:table-cell>
          <table:table-cell table:style-name="ce18"/>
          <table:table-cell table:style-name="ce21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table:style-name="ce17" office:value-type="float" office:value="0.15412" calcext:value-type="float">
            <text:p>0.15412</text:p>
          </table:table-cell>
          <table:table-cell table:style-name="ce18"/>
          <table:table-cell table:style-name="ce21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1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8"/>
          <table:table-cell table:style-name="ce21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table:style-name="ce15" office:value-type="float" office:value="0.09922" calcext:value-type="float">
            <text:p>0.09922</text:p>
          </table:table-cell>
          <table:table-cell table:style-name="ce18"/>
          <table:table-cell table:style-name="ce21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table:style-name="ce15" office:value-type="float" office:value="0.128" calcext:value-type="float">
            <text:p>0.128</text:p>
          </table:table-cell>
          <table:table-cell table:style-name="ce18"/>
          <table:table-cell table:style-name="ce21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table:style-name="ce15" office:value-type="float" office:value="0.16128" calcext:value-type="float">
            <text:p>0.16128</text:p>
          </table:table-cell>
          <table:table-cell table:style-name="ce18"/>
          <table:table-cell table:style-name="ce21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3]" office:value-type="string" office:string-value="MH2029-300YCT-ND" calcext:value-type="string">
            <text:p>MH2029-300YCT-ND</text:p>
          </table:table-cell>
          <table:table-cell table:style-name="ce15" office:value-type="float" office:value="0.02324" calcext:value-type="float">
            <text:p>0.02324</text:p>
          </table:table-cell>
          <table:table-cell table:style-name="ce18"/>
          <table:table-cell table:style-name="ce21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table:style-name="ce15" office:value-type="float" office:value="0.1092" calcext:value-type="float">
            <text:p>0.1092</text:p>
          </table:table-cell>
          <table:table-cell table:style-name="ce18"/>
          <table:table-cell table:style-name="ce21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table:style-name="ce15" office:value-type="float" office:value="0.00966" calcext:value-type="float">
            <text:p>0.00966</text:p>
          </table:table-cell>
          <table:table-cell table:style-name="ce18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table:style-name="ce15" office:value-type="float" office:value="0.0077" calcext:value-type="float">
            <text:p>0.0077</text:p>
          </table:table-cell>
          <table:table-cell table:style-name="ce18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table:style-name="ce15" office:value-type="float" office:value="0.02356" calcext:value-type="float">
            <text:p>0.02356</text:p>
          </table:table-cell>
          <table:table-cell table:style-name="ce18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table:style-name="ce15" office:value-type="float" office:value="0.07298" calcext:value-type="float">
            <text:p>0.07298</text:p>
          </table:table-cell>
          <table:table-cell table:style-name="ce18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table:style-name="ce15" office:value-type="float" office:value="0.00294" calcext:value-type="float">
            <text:p>0.00294</text:p>
          </table:table-cell>
          <table:table-cell table:style-name="ce18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table:style-name="ce15" office:value-type="float" office:value="0.00278" calcext:value-type="float">
            <text:p>0.00278</text:p>
          </table:table-cell>
          <table:table-cell table:style-name="ce18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table:style-name="ce15" office:value-type="float" office:value="0.00364" calcext:value-type="float">
            <text:p>0.00364</text:p>
          </table:table-cell>
          <table:table-cell table:style-name="ce18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table:style-name="ce17" office:value-type="float" office:value="0.00364" calcext:value-type="float">
            <text:p>0.00364</text:p>
          </table:table-cell>
          <table:table-cell table:style-name="ce18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table:style-name="ce15" office:value-type="float" office:value="0.00624" calcext:value-type="float">
            <text:p>0.00624</text:p>
          </table:table-cell>
          <table:table-cell table:style-name="ce18"/>
          <table:table-cell table:style-name="ce21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table:style-name="ce15" office:value-type="float" office:value="0.00624" calcext:value-type="float">
            <text:p>0.00624</text:p>
          </table:table-cell>
          <table:table-cell table:style-name="ce18"/>
          <table:table-cell table:style-name="ce21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table:style-name="ce15" office:value-type="float" office:value="0.00364" calcext:value-type="float">
            <text:p>0.00364</text:p>
          </table:table-cell>
          <table:table-cell table:style-name="ce18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8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table:style-name="ce15" office:value-type="float" office:value="0.1407" calcext:value-type="float">
            <text:p>0.1407</text:p>
          </table:table-cell>
          <table:table-cell table:style-name="ce18"/>
          <table:table-cell table:style-name="ce21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8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6]; LEN([.A26]) - FIND(&quot;/&quot;; [.A26]; 1))" office:value-type="string" office:string-value="587-2408-1-ND/2230274" calcext:value-type="string">
            <text:p>587-2408-1-ND/2230274</text:p>
          </table:table-cell>
          <table:table-cell table:formula="of:=LEFT([.A26]; FIND(&quot;/&quot;; [.A26]; 1)-1)" office:value-type="string" office:string-value="NRS5020T6R8MMGJ" calcext:value-type="string">
            <text:p>NRS5020T6R8MMGJ</text:p>
          </table:table-cell>
          <table:table-cell table:formula="of:=LEFT([.B26]; FIND(&quot;/&quot;; [.B26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MH2029-300Y/MH2029-300YCT-ND/3741761" calcext:value-type="string">
            <text:p>MH2029-300Y/MH2029-300YCT-ND/3741761</text:p>
          </table:table-cell>
          <table:table-cell table:formula="of:=RIGHT([.A33]; LEN([.A33]) - FIND(&quot;/&quot;; [.A33]; 1))" office:value-type="string" office:string-value="MH2029-300YCT-ND/3741761" calcext:value-type="string">
            <text:p>MH2029-300YCT-ND/3741761</text:p>
          </table:table-cell>
          <table:table-cell table:formula="of:=LEFT([.A33]; FIND(&quot;/&quot;; [.A33]; 1)-1)" office:value-type="string" office:string-value="MH2029-300Y" calcext:value-type="string">
            <text:p>MH2029-300Y</text:p>
          </table:table-cell>
          <table:table-cell table:formula="of:=LEFT([.B33]; FIND(&quot;/&quot;; [.B33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2:31:48.024322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9T03:09:05.228459318</dc:date>
    <meta:generator>LibreOffice/4.2.2.1$Linux_X86_64 LibreOffice_project/420m0$Build-1</meta:generator>
    <meta:editing-duration>PT10H58M12S</meta:editing-duration>
    <meta:editing-cycles>67</meta:editing-cycles>
    <meta:document-statistic meta:table-count="2" meta:cell-count="573" meta:object-count="0"/>
  </office:meta>
</office:document-meta>
</file>